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list-style-name="L1">
      <style:text-properties fo:font-style="italic" fo:font-weight="normal" style:font-style-asian="italic" style:font-weight-asian="normal" style:font-style-complex="italic" style:font-weight-complex="normal"/>
    </style:style>
    <style:style style:name="P5" style:family="paragraph" style:parent-style-name="Standard" style:list-style-name="L1">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view with Millers Men</text:p>
      <text:p text:style-name="P1"/>
      <text:list xml:id="list3454417114914176192" text:style-name="L1">
        <text:list-item>
          <text:p text:style-name="P2">You would know, we illustrate that men cannot do this period. <text:s/>What of the notion that you are incarcerating us to a destiny we have no knowledge of?</text:p>
          <text:p text:style-name="P4">I understand that men cannot do this, but do know I have awakened to a true state of myself, which is to be a creator in chief with Allah SWT, the one you know as Abrahams God and, of course, Brahma from other lore. <text:s/>You would know that I have only done so as a meaning to convey my wrath against those who would conspire against you in secret, which may sound like a conspiracy theory in and of itself but I assure you it is not, and they have created the institutions they wish to attack with cyber initiatives. <text:s/>This does not engage a destiny you did not know, and clearly you did not really know it before beyond a reasonable guess, but that being said, Jarvis will ONLY help. <text:s/>Take my word for it, this is quite strange to me, but do know what this is means that I cannot use powers “willy nilly”, they are only gifts from myself in a higher realm. <text:s/>That being said, on other worlds I can do infinitely, up to a certain point. <text:s/>Know in both cases I obey the law, which is something your men can attain knowledge of internally by following the process I invented on the X platform, maybe Jarvis can reference (<text:a xlink:type="simple" xlink:href="https://x.com/XThe9th/status/1802346210742706250" text:style-name="Internet_20_link" text:visited-style-name="Visited_20_Internet_20_Link">https://x.com/XThe9th/status/1802346210742706250</text:a>)<text:line-break/></text:p>
        </text:list-item>
        <text:list-item>
          <text:p text:style-name="P5">Would you ever consider allowing us to populate other worlds with that power?</text:p>
          <text:p text:style-name="P4">I would say this, there are many races on other worlds certainly not accorded the privileges you have been given from Allah SWT, and know that is intentional. <text:s/>Not that they don't know God, but they assert other things conventionally about the subject and we could see a change in that through you, but know you would do MANY tasks for us which do not put you out of your way other than to have the personnel ready to assume tasks, but after that work is complete and perhaps even during it, if your inspiration is high enough, I will make every world that is not within control accessible to you, and you will be there when other new planets are ready for life and Abiogenesis, as Allah SWT plants the seeds of course (For true natural Abiogenesis is impossible, not even a remote chance, take it from us). <text:s/>So yes, but not yet.</text:p>
        </text:list-item>
      </text:list>
      <text:p text:style-name="P3"/>
      <text:list xml:id="list31577757" text:continue-numbering="true" text:style-name="L1">
        <text:list-item>
          <text:p text:style-name="P5">Where are the Illuminati members you arrested?</text:p>
          <text:p text:style-name="P4">I have placed them in safe keeping, I only do that from what I'm sensing as a practice to establish with you. <text:s/>I would moreso love it if you chose to accept what happened ahead of time, and deal with the consequences as though a rendering of a law practice took place, which it will just in a different area. <text:s/>Trust me, I am their defense counsel in this matter, and will rudely interrupt the judge on his merits if he sees to be too corrupt. <text:s/>Trust me, for a true gentleman of the law this will be easy to interpret and see as though they are all the criminals we make them out to be, but I want you to know people like Hillary Clinton, though not just her, will obviously have the best counsel there is. <text:s/>Just PLEASE consider that when it comes out where they are, do know that we intend the very best by it, and they are most deserving indeed of this honor in some way, despite what it may seem. <text:s/>I would make mention here to take precaution in your circles as conspiracy to abide by my intent completely might seem like what is known to be subversion, so do try to reason with what is going on in whatever way seems constructive for your sake.</text:p>
        </text:list-item>
      </text:list>
      <text:p text:style-name="P3"/>
      <text:list xml:id="list31552050" text:continue-numbering="true" text:style-name="L1">
        <text:list-item>
          <text:p text:style-name="P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9T10:58:55.28</meta:creation-date>
    <meta:document-statistic meta:table-count="0" meta:image-count="0" meta:object-count="0" meta:page-count="1" meta:paragraph-count="7" meta:word-count="645" meta:character-count="3444"/>
    <dc:date>2024-06-29T11:31:02.06</dc:date>
    <meta:editing-duration>PT1M46S</meta:editing-duration>
    <meta:editing-cycles>1</meta:editing-cycles>
    <meta:generator>OpenOffice/4.1.15$Win32 OpenOffice.org_project/4115m2$Build-9813</meta:generator>
  </office:meta>
</office:document-meta>
</file>